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Green">
      <style:graphic-properties draw:textarea-horizontal-align="justify" draw:textarea-vertical-align="middle" draw:auto-grow-height="false" fo:min-height="2.624cm" fo:min-width="2.374cm"/>
    </style:style>
    <style:style style:name="gr2" style:family="graphic" style:parent-style-name="Filled_20_Blue">
      <style:graphic-properties draw:textarea-horizontal-align="justify" draw:textarea-vertical-align="middle" draw:auto-grow-height="false" fo:min-height="2.29cm" fo:min-width="3.991cm"/>
    </style:style>
    <style:style style:name="gr3" style:family="graphic" style:parent-style-name="Filled_20_Blue">
      <style:graphic-properties draw:textarea-horizontal-align="justify" draw:textarea-vertical-align="middle" draw:auto-grow-height="false" fo:min-height="2.29cm" fo:min-width="3.864cm"/>
    </style:style>
    <style:style style:name="gr4" style:family="graphic" style:parent-style-name="Filled_20_Blue">
      <style:graphic-properties draw:textarea-horizontal-align="justify" draw:textarea-vertical-align="middle" draw:auto-grow-height="false" fo:min-height="2.29cm" fo:min-width="4.453cm"/>
    </style:style>
    <style:style style:name="gr5" style:family="graphic" style:parent-style-name="Filled_20_Blue">
      <style:graphic-properties draw:textarea-horizontal-align="justify" draw:textarea-vertical-align="middle" draw:auto-grow-height="false" fo:min-height="2.417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12.03cm" svg:y="1.908cm">
          <text:p text:style-name="P1">01.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2.057cm" svg:y="7.342cm">
          <text:p text:style-name="P1">02.</text:p>
          <text:p text:style-name="P1">Check</text:p>
          <text:p text:style-name="P1">Valid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91cm" svg:height="2.54cm" svg:x="17.972cm" svg:y="8.204cm">
          <text:p text:style-name="P1">User</text:p>
          <text:p text:style-name="P1">Homep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64cm" svg:height="2.54cm" svg:x="5.826cm" svg:y="8.258cm">
          <text:p text:style-name="P1">Registration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2.54cm" svg:x="4.556cm" svg:y="13.438cm">
          <text:p text:style-name="P1">Sign Up</text:p>
          <text:p text:style-name="P1">as a Learn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2.667cm" svg:x="12.03cm" svg:y="13.365cm">
          <text:p text:style-name="P1">Sign Up</text:p>
          <text:p text:style-name="P1">as a Teacher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081cm" svg:y1="5.845cm" svg:x2="14.081cm" svg:y2="7.369cm">
          <text:p/>
        </draw:line>
        <draw:line draw:style-name="gr6" draw:text-style-name="P2" draw:layer="layout" svg:x1="12.176cm" svg:y1="9.401cm" svg:x2="10.144cm" svg:y2="9.401cm">
          <text:p/>
        </draw:line>
        <draw:line draw:style-name="gr6" draw:text-style-name="P2" draw:layer="layout" svg:x1="16.113cm" svg:y1="9.401cm" svg:x2="18.145cm" svg:y2="9.401cm">
          <text:p/>
        </draw:line>
        <draw:line draw:style-name="gr6" draw:text-style-name="P2" draw:layer="layout" svg:x1="7.604cm" svg:y1="10.671cm" svg:x2="6.588cm" svg:y2="13.465cm">
          <text:p/>
        </draw:line>
        <draw:line draw:style-name="gr6" draw:text-style-name="P2" draw:layer="layout" svg:x1="9.001cm" svg:y1="10.798cm" svg:x2="13.7cm" svg:y2="13.338cm">
          <text:p/>
        </draw:line>
        <draw:frame draw:style-name="gr7" draw:text-style-name="P4" draw:layer="layout" svg:width="8.255cm" svg:height="1.825cm" svg:x="10.144cm" svg:y="17.717cm">
          <draw:text-box>
            <text:p text:style-name="P3"><text:span text:style-name="T1">DFD of Lo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2:38:25.757000000</meta:creation-date>
    <meta:editing-duration>PT8M24S</meta:editing-duration>
    <meta:editing-cycles>7</meta:editing-cycles>
    <meta:generator>LibreOffice/6.2.2.2$Windows_X86_64 LibreOffice_project/2b840030fec2aae0fd2658d8d4f9548af4e3518d</meta:generator>
    <dc:date>2019-04-02T02:53:25.584000000</dc:date>
    <meta:document-statistic meta:object-count="12"/>
  </office:meta>
</office:document-meta>
</file>